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b218" officeooo:paragraph-rsid="001ab218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0586" officeooo:paragraph-rsid="001b058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b218"/>
    </style:style>
    <style:style style:name="T4" style:family="text">
      <style:text-properties officeooo:rsid="001b0586"/>
    </style:style>
    <style:style style:name="T5" style:family="text">
      <style:text-properties officeooo:rsid="001cf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7th</text:span> of <text:span text:style-name="T3">June</text:span> 202<text:span text:style-name="T3">3</text:span> under the <text:span text:style-name="T3">31st</text:span> PA Meeting.</text:p>
      <text:p text:style-name="P1"/>
      <text:p text:style-name="P1">The Assembly, recognising the current situation,</text:p>
      <text:p text:style-name="P1"/>
      <text:p text:style-name="P4">Constitutes the need to recognise New Paris as a “special independent entity”, as a collaborative government of all players. This would make it the first NPC (non player country) in Germania.</text:p>
      <text:p text:style-name="P4">This recognition would be mostly ceremonial as it would mean the PA acknowledges its existance.</text:p>
      <text:p text:style-name="P4">Laws in New Paris would be set by a three country security council including Argos, The Republic of Porpoistan and Emeralda Islands. <text:span text:style-name="T4">It is not to have the same rights as a state in this regard </text:span><text:span text:style-name="T5">and hence may not interfere with universal rules, server regulations, etc</text:span><text:span text:style-name="T4">.</text:span></text:p>
      <text:p text:style-name="P1"/>
      <text:p text:style-name="P1">And proceeds.</text:p>
      <text:p text:style-name="P1"/>
      <text:p text:style-name="P1">Signed by,</text:p>
      <text:p text:style-name="P5">Emeralda_axe7</text:p>
      <text:p text:style-name="P5">FVerndari</text:p>
      <text:p text:style-name="P5">Comradedoggo_23</text:p>
      <text:p text:style-name="P5">komradekaymp3</text:p>
      <text:p text:style-name="P1"/>
      <text:p text:style-name="P1"/>
      <text:p text:style-name="P1"/>
      <text:p text:style-name="Standard"><text:span text:style-name="T1">[</text:span><text:span text:style-name="T2">Motion 31-4: To recognise New Paris as a special independent entit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16:15.378031357</dc:date>
    <meta:editing-duration>PT5M46S</meta:editing-duration>
    <meta:editing-cycles>9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12" meta:word-count="133" meta:character-count="827" meta:non-whitespace-character-count="706"/>
  </office:meta>
</office:document-meta>
</file>